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5cm" svg:stroke-color="#000000" draw:fill="none" draw:fill-color="#ffffff" fo:padding-top="0.025cm" fo:padding-bottom="0.025cm" fo:padding-left="0.025cm" fo:padding-right="0.025cm"/>
    </style:style>
    <style:style style:name="gr2" style:family="graphic" style:parent-style-name="standard">
      <style:graphic-properties svg:stroke-width="0.1cm" draw:fill-color="#000000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0.444cm" fo:min-width="0.148cm"/>
    </style:style>
  </office:automatic-styles>
  <office:body>
    <office:drawing>
      <draw:page draw:name="page1" draw:style-name="dp1" draw:master-page-name="Default">
        <draw:g>
          <draw:glue-point draw:id="4" svg:x="0.063cm" svg:y="2.037cm"/>
          <draw:glue-point draw:id="5" svg:x="0.063cm" svg:y="-5.37cm"/>
          <draw:glue-point draw:id="6" svg:x="-5cm" svg:y="-1.667cm"/>
          <draw:glue-point draw:id="7" svg:x="5.127cm" svg:y="-1.667cm"/>
          <draw:polyline draw:style-name="gr1" draw:layer="layout" svg:width="1.037cm" svg:height="0.519cm" svg:x="0cm" svg:y="0cm" svg:viewBox="0 0 1038 520" draw:points="0,520 296,520 296,0 1038,0 1038,520">
            <text:p/>
          </draw:polyline>
          <draw:line draw:style-name="gr1" draw:layer="layout" svg:x1="0.296cm" svg:y1="0.519cm" svg:x2="0.574cm" svg:y2="0.519cm">
            <text:p/>
          </draw:line>
          <draw:polygon draw:style-name="gr2" draw:layer="layout" svg:width="0.148cm" svg:height="0.148cm" svg:x="0.574cm" svg:y="0.444cm" svg:viewBox="0 0 149 149" draw:points="0,149 149,74 0,0">
            <text:p/>
          </draw:polygon>
          <draw:polyline draw:style-name="gr1" draw:layer="layout" svg:width="1.019cm" svg:height="0.519cm" svg:x="0.296cm" svg:y="0.815cm" svg:viewBox="0 0 1020 520" draw:points="0,0 0,520 739,520 739,0 1020,0">
            <text:p/>
          </draw:polyline>
          <draw:polygon draw:style-name="gr2" draw:layer="layout" svg:width="0.148cm" svg:height="0.148cm" svg:x="1.315cm" svg:y="0.741cm" svg:viewBox="0 0 149 149" draw:points="0,149 149,74 0,0">
            <text:p/>
          </draw:polygon>
          <draw:frame draw:style-name="gr3" draw:layer="layout" svg:width="0.148cm" svg:height="1.025cm" svg:x="0.741cm" svg:y="1.266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cene graph - engine</dc:title>
    <meta:creation-date>2011-02-07T16:56:16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